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 style:master-page-name="First_20_Page">
      <style:paragraph-properties style:page-number="auto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List</text:h>
      <text:p text:style-name="Text_20_body">A line.</text:p>
      <text:list xml:id="list1240419575" text:style-name="L1">
        <text:list-item>
          <text:p text:style-name="P4">Mac OS X</text:p>
        </text:list-item>
        <text:list-item>
          <text:p text:style-name="P3">Linux</text:p>
        </text:list-item>
        <text:list-item>
          <text:p text:style-name="P3">Solaris</text:p>
        </text:list-item>
      </text:list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4:26</dc:date>
    <dc:creator>Vincent Spiewak</dc:creator>
    <meta:editing-duration>PT00H03M46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8" meta:word-count="20" meta:character-count="77"/>
  </office:meta>
</office:document-meta>
</file>